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1" svg:font-family="'Times New Roman'" style:font-family-generic="roman"/>
    <style:font-face style:name="TimesNewRomanPS-BoldItalicMT" svg:font-family="TimesNewRomanPS-BoldItalicMT" style:font-family-generic="script"/>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text-autospace="none"/>
      <style:text-properties style:font-name="TimesNewRomanPS-BoldItalicMT" fo:font-size="10pt" style:font-name-asian="TimesNewRomanPS-BoldItalicMT" style:font-size-asian="10pt" style:font-name-complex="TimesNewRomanPS-BoldItalicMT" style:font-size-complex="10pt"/>
    </style:style>
    <style:style style:name="P2" style:family="paragraph" style:parent-style-name="Standard">
      <style:paragraph-properties fo:text-align="start" style:justify-single-word="false" style:text-autospace="none"/>
      <style:text-properties style:font-name="Times New Roman1" fo:font-size="13pt" style:font-name-asian="Times New Roman1" style:font-size-asian="13pt" style:font-name-complex="Times New Roman1" style:font-size-complex="13pt"/>
    </style:style>
    <style:style style:name="P3" style:family="paragraph" style:parent-style-name="Standard">
      <style:paragraph-properties style:text-autospace="none"/>
      <style:text-properties style:font-name="Times New Roman1" fo:font-size="13pt" style:font-name-asian="Times New Roman1" style:font-size-asian="13pt" style:font-name-complex="Times New Roman1" style:font-size-complex="13pt"/>
    </style:style>
    <style:style style:name="P4" style:family="paragraph" style:parent-style-name="Standard">
      <style:paragraph-properties fo:text-align="start" style:justify-single-word="false" style:text-autospace="none"/>
      <style:text-properties style:font-name="Times New Roman1" fo:font-size="13pt" fo:font-weight="bold" style:font-name-asian="Times New Roman1" style:font-size-asian="13pt" style:font-weight-asian="bold" style:font-name-complex="Times New Roman1" style:font-size-complex="13pt" style:font-weight-complex="bold"/>
    </style:style>
    <style:style style:name="P5" style:family="paragraph" style:parent-style-name="Standard">
      <style:paragraph-properties style:text-autospace="none"/>
    </style:style>
    <style:style style:name="P6" style:family="paragraph" style:parent-style-name="Standard">
      <style:paragraph-properties fo:text-align="center" style:justify-single-word="false" style:text-autospace="none"/>
      <style:text-properties style:font-name="Arial Black" fo:font-size="14pt" fo:font-style="normal" fo:font-weight="normal" style:font-name-asian="TimesNewRomanPS-BoldItalicMT" style:font-size-asian="14pt" style:font-style-asian="normal" style:font-weight-asian="normal" style:font-name-complex="TimesNewRomanPS-BoldItalicMT" style:font-size-complex="14pt" style:font-style-complex="normal" style:font-weight-complex="normal"/>
    </style:style>
    <style:style style:name="P7" style:family="paragraph" style:parent-style-name="Standard">
      <style:paragraph-properties fo:text-align="start" style:justify-single-word="false" fo:break-before="page" style:text-autospace="none"/>
      <style:text-properties style:font-name="TimesNewRomanPS-BoldItalicMT" fo:font-size="10pt" style:font-name-asian="TimesNewRomanPS-BoldItalicMT" style:font-size-asian="10pt" style:font-name-complex="TimesNewRomanPS-BoldItalicMT" style:font-size-complex="10pt"/>
    </style:style>
    <style:style style:name="P8" style:family="paragraph" style:parent-style-name="Standard" style:list-style-name="">
      <style:paragraph-properties fo:text-align="start" style:justify-single-word="false" style:text-autospace="none"/>
      <style:text-properties style:font-name="Times New Roman1" fo:font-size="13pt" style:font-name-asian="Times New Roman1" style:font-size-asian="13pt" style:font-name-complex="Times New Roman1" style:font-size-complex="13pt"/>
    </style:style>
    <style:style style:name="T1" style:family="text">
      <style:text-properties style:font-name="Times New Roman1" fo:font-size="13pt" fo:font-weight="bold" style:font-name-asian="Times New Roman1" style:font-size-asian="13pt" style:font-weight-asian="bold" style:font-name-complex="Times New Roman1" style:font-size-complex="13pt" style:font-weight-complex="bold"/>
    </style:style>
    <style:style style:name="T2" style:family="text">
      <style:text-properties style:font-name="Times New Roman1" fo:font-size="13pt" style:font-name-asian="Times New Roman1" style:font-size-asian="13pt" style:font-name-complex="Times New Roman1" style:font-size-complex="13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WORK FOR HIRE AGREEMENT</text:p>
      <text:p text:style-name="P6"/>
      <text:p text:style-name="P2">This Work for Hire Agreement (this "Agreement") is made effective as of March 14, 2016, by and between Lap Tran, of 10211 Mayberry Heights Drive, Cypress, Tx 77433, and Gilbert Sauceda, of 80 Rivergarden Trail, Dale, Tx 78616</text:p>
      <text:p text:style-name="P2"/>
      <text:p text:style-name="P1"><text:span text:style-name="T1">1. DESCRIPTION OF SERVICES. </text:span><text:span text:style-name="T2">Beginning on March 14, 2016, Gilbert Sauceda will provide the following services (collectively, the "Services"): Web Development and Application Development to create a bookkeeping app called “Nansbook”. The app will be ported on iOS phones and tablets, Android phones and tablets, and the four major internet browsers (Chrome, Firefox, Internet Explorer &amp; Safari).</text:span></text:p>
      <text:p text:style-name="P2"/>
      <text:p text:style-name="P1"><text:span text:style-name="T1">2. PAYMENT FOR SERVICES. </text:span><text:span text:style-name="T2">Lap Tran will pay compensation to Gilbert Sauceda for the Services. Total cost will be $2100.00. Payment schedule is as follows:</text:span></text:p>
      <text:h text:style-name="P8" text:outline-level="2"><text:tab/>a) $600 deposit, due upon signing this contract</text:h>
      <text:h text:style-name="P8" text:outline-level="2"><text:tab/>b) $300 per week for 5 weeks, after signing this contract and after delivering work <text:tab/><text:tab/> <text:s text:c="4"/>scheduled for each week.</text:h>
      <text:h text:style-name="P8" text:outline-level="2"/>
      <text:p text:style-name="P1"><text:span text:style-name="T1">3. TERM/TERMINATION. </text:span><text:span text:style-name="T2">This Agreement will be held until the development of Nansbook is completed. The projected completion time-frame is 5 weeks.</text:span></text:p>
      <text:p text:style-name="P2"/>
      <text:p text:style-name="P1"><text:span text:style-name="T1">4. WORK PRODUCT OWNERSHIP. </text:span><text:span text:style-name="T2">Any copyrightable works, ideas, discoveries, inventions, patents, products, or other information (collectively, the "Work Product") developed in whole or in part by Gilbert Sauceda in connection with the Services shall be the exclusive property of Lap Tran. </text:span></text:p>
      <text:p text:style-name="P2"/>
      <text:p text:style-name="P1"><text:span text:style-name="T1">5. OWNERSHIP OF SOCIAL MEDIA CONTACTS. </text:span><text:span text:style-name="T2">Any social media contacts, including "followers" or "friends," that are acquired through accounts (including, but not limited to email addresses, blogs, Twitter, Facebook, Youtube, or other social media networks) used or created on behalf of Lap Tran are the property of Lap Tran.</text:span></text:p>
      <text:p text:style-name="P2"/>
      <text:p text:style-name="P1"><text:span text:style-name="T1">6. CONFIDENTIALITY </text:span><text:span text:style-name="T2">. Gilbert Sauceda will not at any time or in any manner, either directly or indirectly, use for the personal benefit of Gilbert Sauceda, or divulge, disclose, or communicate in any manner any information that is proprietary to Lap Tran. Gilbert Sauceda will protect such information and treat it as strictly confidential. This provision shall continue to be effective after the termination of this Agreement. Upon termination of this Agreement, Gilbert Sauceda will return to Lap Tran all records, notes, documentation and other items that were used, created, or controlled by Gilbert Sauceda during the term of this Agreement.</text:span></text:p>
      <text:p text:style-name="P2"/>
      <text:p text:style-name="P4"/>
      <text:p text:style-name="P7"><text:span text:style-name="T1">7. INJURIES. </text:span><text:span text:style-name="T2">Gilbert Sauceda acknowledges Gilbert Sauceda's obligation to obtain appropriate insurance coverage for the benefit of Gilbert Sauceda (and Gilbert Sauceda's employees, if any). Gilbert Sauceda waives any rights to recovery from Lap Tran for any injuries that Gilbert Sauceda (and/or Gilbert Sauceda's employees) may sustain while performing services under this Agreement.</text:span></text:p>
      <text:p text:style-name="P2"/>
      <text:p text:style-name="P1"><text:span text:style-name="T1">8. INDEMNIFICATION. </text:span><text:span text:style-name="T2">Gilbert Sauceda agrees to indemnify and hold harmless Lap Tran</text:span></text:p>
      <text:p text:style-name="P2">from all claims, losses, expenses, fees including attorney fees, costs, and judgments that may be</text:p>
      <text:p text:style-name="P2">asserted against Lap Tran that result from the acts or omissions of Gilbert Sauceda, Gilbert</text:p>
      <text:p text:style-name="P2">Sauceda's employees, if any, and Gilbert Sauceda's agents.</text:p>
      <text:p text:style-name="P2"/>
      <text:p text:style-name="P1"><text:span text:style-name="T1">9. ENTIRE AGREEMENT. </text:span><text:span text:style-name="T2">This Agreement contains the entire agreement of the parties, and there are no other promises or conditions in any other agreement whether oral or written.</text:span></text:p>
      <text:p text:style-name="P2"/>
      <text:p text:style-name="P1"><text:span text:style-name="T1">10. SEVERABILITY. </text:span><text:span text:style-name="T2">If any provision of this Agreement shall be held to be invalid or unenforceable for any reason, the remaining provisions shall continue to be valid and enforceable. If a court finds that any provision of this Agreement is invalid or unenforceable, but that by limiting such provision it would become valid and enforceable, then such provision shall be deemed to be written, construed, and enforced as so limited.</text:span></text:p>
      <text:p text:style-name="P2"/>
      <text:p text:style-name="P1"><text:span text:style-name="T1">11. APPLICABLE LAW. </text:span><text:span text:style-name="T2">This Agreement shall be governed by the laws of the State of Texas.</text:span></text:p>
      <text:p text:style-name="P2"/>
      <text:p text:style-name="P1"><text:span text:style-name="T1">12. SIGNATORIES. </text:span><text:span text:style-name="T2">This Agreement shall be signed by Lap Tran, Owner and by Gilbert Sauceda, Developer. This Agreement is effective as of the date first above written. </text:span></text:p>
      <text:p text:style-name="P2"/>
      <text:p text:style-name="P3">This Work for Hire Agreement is executed and agreed to by:</text:p>
      <text:p text:style-name="P3"/>
      <text:p text:style-name="P3"/>
      <text:p text:style-name="P3">________________________________<text:tab/><text:tab/><text:tab/>________________________________</text:p>
      <text:p text:style-name="P3">Lap Tran (Owner)<text:tab/><text:tab/><text:tab/><text:tab/><text:tab/><text:tab/>Gilbert Sauceda</text:p>
      <text:p text:style-name="P3">10211 Mayberry Heights Drive<text:tab/><text:tab/><text:tab/><text:tab/>80 Rivergarden Trail</text:p>
      <text:p text:style-name="P3">Cypress, Tx 77433<text:tab/><text:tab/><text:tab/><text:tab/><text:tab/><text:tab/>Dale, Tx 78616</text:p>
      <text:p text:style-name="P5"><text:a xlink:type="simple" xlink:href="mailto:lapphuong55@yahoo.com"><text:span text:style-name="T2">lapphuong55@yahoo.com</text:span></text:a><text:span text:style-name="T2"><text:tab/><text:tab/><text:tab/><text:tab/><text:tab/></text:span><text:a xlink:type="simple" xlink:href="mailto:gilbert.sauceda@gmail.com"><text:span text:style-name="T2">gilbert.sauceda@gmail.com</text:span></text:a></text:p>
      <text:p text:style-name="P3">713-382-0836<text:tab/><text:tab/><text:tab/><text:tab/><text:tab/><text:tab/>512-804-815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1" svg:font-family="'Times New Roman'" style:font-family-generic="roman"/>
    <style:font-face style:name="TimesNewRomanPS-BoldItalicMT" svg:font-family="TimesNewRomanPS-BoldItalicMT" style:font-family-generic="script"/>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14T03:30:10.94</meta:creation-date>
    <dc:date>2016-03-14T20:24:18.59</dc:date>
    <meta:editing-duration>PT20M46S</meta:editing-duration>
    <meta:editing-cycles>6</meta:editing-cycles>
    <meta:generator>OpenOffice.org/3.4$Win32 OpenOffice.org_project/340m1$Build-9590</meta:generator>
    <meta:document-statistic meta:table-count="0" meta:image-count="0" meta:object-count="0" meta:page-count="2" meta:paragraph-count="26" meta:word-count="642" meta:character-count="4255"/>
  </office:meta>
</office:document-meta>
</file>